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ableColumn1" style:family="table-column">
      <style:table-column-properties style:column-width="3.4625in" style:rel-column-width="32767*"/>
    </style:style>
  </office:automatic-styles>
  <office:body>
    <office:text>
      <text:p text:style-name="P1"><text:span text:style-name="T1">陳真   |  2020.06.15 02:44   |   </text:span><text:a xlink:type="simple" xlink:href="http://palinfo.habago.org/Entry?Command=Information_PrintForum&amp;iPage=3#FORUM39631"><text:span text:style-name="T2">#</text:span></text:a></text:p>
      <text:p text:style-name="P2"><text:span text:style-name="T1">卡韓政變(249)：評價</text:span><text:span text:style-name="T3"><text:line-break/><text:line-break/></text:span><text:span text:style-name="T1">陳真</text:span><text:span text:style-name="T3"><text:line-break/><text:line-break/></text:span><text:span text:style-name="T1">2020. 06. 15.</text:span><text:span text:style-name="T3"><text:line-break/><text:line-break/><text:line-break/></text:span><text:span text:style-name="T1">常有人推崇我，我常有一種啞巴吃黃蓮的無奈，許多時候感覺很痛苦。雖說對方當然是好意，但好意卻比惡意更慘。倘若是惡意，那你知道那就是故意要損你；但若是好意，那就擺明了人們居然是如此輕蔑你，把你看得如此廉價而低俗。</text:span><text:span text:style-name="T3"><text:line-break/><text:line-break/></text:span><text:span text:style-name="T1">許崑源不是海鮮，不是花姑娘，不是一種物品、一道菜，哪來極品不極品？我們如果真的尊敬一個人或是尊重一個人，應該不會用「極品」這樣的字眼或態度去「推崇」對方，就比方說你的某個朋友的娘自殺了，你大概不會對你的朋友說你娘真是個「極品」啊！更不可能對大家說這是你找過資料做過一些研究之後得出的結論。</text:span><text:span text:style-name="T3"><text:line-break/><text:line-break/></text:span><text:span text:style-name="T1">看待人事物是這樣看的嗎？還得查資料？萬一哪份資料之闡釋讓你得出另一種不堪的結論呢？人格是像股票那樣根據特定消息起起伏伏的不確定事物嗎？</text:span><text:span text:style-name="T3"><text:line-break/><text:line-break/></text:span><text:span text:style-name="T1">人死了真可憐，任人說長論短。人敗了也一樣可悲。比方說韓國瑜，無論勝負，他個人根本一點問題也沒有，明明是藍綠聯手以及主流媒體之瘋狂抹黑造謠一整年所致，任你是耶穌下凡，照樣能抹黑得臭不可聞。但是，當一個人落難、落敗或成為一種遭受打壓、鄙視的異類 (簡單說就是過街老鼠) 時，人們卻總是可以在你身上尋找出各種缺點與負評，而不是尊敬你在落難與落敗中所堅持的勇氣與正直。</text:span><text:span text:style-name="T3"><text:line-break/><text:line-break/></text:span><text:span text:style-name="T1">以我為例，我相信在那些自認為混得不錯的人眼裏，我從過去到現在的一切公眾行為必然顯得如此可笑、廉價而不值得嚴肅看待，更不用說尊敬或推崇了。但是，假設今天我是個什麼高官或總統，那麼，哪怕是我過去再怎麼無謂而瑣碎或甚至窩囊的行為，肯定都會被人們用一種意味著「不凡」的眼光看待。其實，不必當高官或總統，大概只要當個什麼民代或地方局處首長，人們就會對你推崇備至了。</text:span><text:span text:style-name="T3"><text:line-break/><text:line-break/></text:span><text:span text:style-name="T1">話說韓國瑜，倘若他有一絲絲所謂「個人慾望」而參選總統，那我跟你說，你應該輕視這個人才對，因為那就是一種政客。台灣政壇百分之九十九點九九都是這種人，但韓國瑜不是。</text:span><text:span text:style-name="T3"><text:line-break/><text:line-break/></text:span><text:span text:style-name="T1">今天，倘若因為某種因緣，我擁有絕對壓倒性的全島民意，只要我點個頭，就能當上領導，拯救這個垂死的島嶼，我想我會毫不猶豫扛起這個責任。韓國瑜當初參選總統，恰恰就是這樣一種情境，當時根本不可能有任何人能贏過他壓倒性的聲望，蔡啥小的民調，連他的零頭都不到。在這樣一種情境下，倘若還拒絕參選到底，那才叫做自私不是嗎？</text:span><text:span text:style-name="T3"><text:line-break/><text:line-break/></text:span><text:span text:style-name="T1">什麼樣的人就會欣賞一己同類，我並非要說服大家推崇韓國瑜之為人，而是說：如果你真的相信他是出於什麼私心慾望而參選總統，那你應該說這是一個根本不值得尊敬的混蛋政客才對。</text:span><text:span text:style-name="T3"><text:line-break/><text:line-break/></text:span><text:span text:style-name="T1">我並非在談論數學，我並不是在一種量化的概念上說他之用心是否一塵不染或是有多少百分比的私心，而是說，這類所謂「私心慾望」之人格貶損或道德指控無非就是高調。如果連這樣一個人，都得遭受這樣一種人格羞辱，那你告訴我，世界上還有沒有一個你尊敬的人？如果這世界上居然沒有一個人能獲得你的景仰，那我無法理解這是哪門子崇高的道德？居然崇高到舉世無一人能受到尊敬。</text:span><text:span text:style-name="T3"><text:line-break/><text:line-break/></text:span><text:span text:style-name="T1">並非說韓國瑜是聖人，而是說，如果我們那麼喜歡用那樣一種絕對的惟心道德主義來貶損人，那麼，拿同樣的標準來檢驗自己的人生呢？難道就完美無瑕？</text:span><text:span text:style-name="T3"><text:line-break/><text:line-break/></text:span><text:span text:style-name="T1">我來高雄林園偏鄉工作，上任之前第一件事就是找老闆談薪水，希望錢越多越好，那我是不是也是懷著「私心慾望」所以才來鄉下當醫生？</text:span><text:span text:style-name="T3"><text:line-break/><text:line-break/></text:span><text:span text:style-name="T1">這道理應當不難理解才對。當一個人懷抱著某種善意做事，那他就值得尊敬，而不是唱道德高調說他心裏還藏著什麼「私心慾望」。</text:span><text:span text:style-name="T3"><text:line-break/><text:line-break/></text:span><text:span text:style-name="T1">韓國瑜被罷免那一天，良哲傳了一行字給我，寫著：「就像耶穌從棕樹主日到受難日一樣」。我對這段評價，感動甚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